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capeUnicod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scapeUnicode.EscapeUnicode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scapeUnicode.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scapeUnicode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scapeUnicode.EscapeUni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